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e key features of an effective product or service page include:<text:line-break/><text:line-break/>1. **Descriptive Title**: A clear and concise title that accurately describes the product or service and includes relevant keywords for search engine optimization (SEO)[1][3].<text:line-break/><text:line-break/>2. **Detailed Product Description**: A detailed and engaging description of the product or service, highlighting its features, benefits, and unique selling points[1][3].<text:line-break/><text:line-break/>3. **High-Quality Visuals**: High-quality images, videos, or animations that showcase the product or service from different angles and provide a clear understanding of its design, functionality, and features[1][3].<text:line-break/><text:line-break/>4. **Product Options and Features**: A clear listing of product options, features, and specifications, making it easy for customers to compare and choose the best option for their needs[1][3].<text:line-break/><text:line-break/>5. **Product Availability**: Information about the product's availability, including stock levels, shipping details, and any relevant delivery timelines[1][3].<text:line-break/><text:line-break/>6. **Price**: Clear and transparent pricing information, including any applicable taxes, discounts, or promotions[1][3].<text:line-break/><text:line-break/>7. **Shipping Information**: Details about shipping, including costs, estimated delivery times, and any relevant tracking information[1][3].<text:line-break/><text:line-break/>8. **Wishlist Element**: A feature that allows customers to save products for later or add them to a wishlist for future reference[1][3].<text:line-break/><text:line-break/>9. **Customer Reviews**: Testimonials and reviews from satisfied customers that provide social proof and help build trust with potential buyers[1][3].<text:line-break/><text:line-break/>10. **Simple Design with Section and Page Labeling**: A clean and organized design with clear headings, labels, and sections that make it easy for customers to navigate the page and find the information they need[1][3].<text:line-break/><text:line-break/>These features work together to create a comprehensive and engaging product or service page that effectively communicates the value and benefits of the product, builds trust with customers, and encourages conversions.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8T16:22:31.889000000</meta:creation-date>
    <dc:date>2024-06-08T16:23:17.289000000</dc:date>
    <meta:editing-duration>PT45S</meta:editing-duration>
    <meta:editing-cycles>1</meta:editing-cycles>
    <meta:document-statistic meta:table-count="0" meta:image-count="0" meta:object-count="0" meta:page-count="1" meta:paragraph-count="1" meta:word-count="270" meta:character-count="1980" meta:non-whitespace-character-count="1699"/>
    <meta:generator>LibreOffice/24.2.2.2$Windows_X86_64 LibreOffice_project/d56cc158d8a96260b836f100ef4b4ef25d6f1a01</meta:generator>
  </office:meta>
</office:document-meta>
</file>